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AYUNTUPA DELGADO MERCEDES AMPAR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B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ENCKELL ASTUDILLO, DAVID ERNES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AYUNTUPA DELGADO MERCEDES AMPAR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3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4167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2:05:0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